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1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1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style:font-name="Trebuchet MS1" style:text-underline-style="solid" style:text-underline-width="auto" style:text-underline-color="font-color"/>
    </style:style>
    <style:style style:name="P4" style:family="paragraph" style:parent-style-name="Standard">
      <style:text-properties style:font-name="Trebuchet MS1" style:text-underline-style="none"/>
    </style:style>
    <style:style style:name="P5" style:family="paragraph" style:parent-style-name="Standard" style:list-style-name="L1">
      <style:text-properties style:font-name="Trebuchet MS1" style:text-underline-style="none"/>
    </style:style>
    <style:style style:name="P6" style:family="paragraph" style:parent-style-name="Standard">
      <style:text-properties style:font-name="Trebuchet MS1" fo:font-style="italic" style:text-underline-style="none" style:font-style-asian="italic" style:font-style-complex="italic"/>
    </style:style>
    <style:style style:name="P7" style:family="paragraph" style:parent-style-name="Standard">
      <style:text-properties style:font-name="Trebuchet MS1"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>
      <style:text-properties style:font-name="Trebuchet MS1" fo:font-style="normal" style:text-underline-style="none" style:font-style-asian="normal" style:font-style-complex="normal"/>
    </style:style>
    <style:style style:name="P9" style:family="paragraph" style:parent-style-name="Standard">
      <style:text-properties style:font-name="Trebuchet MS1"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color="#800000" style:text-underline-style="none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rebuchet MS" style:text-underline-style="none" style:font-name-asian="Trebuchet MS" style:font-name-complex="Trebuchet MS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T8" style:family="text">
      <style:text-properties style:text-position="super 58%" style:text-underline-style="none"/>
    </style:style>
    <style:style style:name="T9" style:family="text">
      <style:text-properties style:text-position="sub 58%" style:text-underline-style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list xml:id="list7330607970966315950" text:style-name="L1">
        <text:list-header>
          <text:p text:style-name="P5"/>
        </text:list-header>
      </text:list>
      <text:p text:style-name="P4">1 : Pas quasi parfait</text:p>
      <text:p text:style-name="P4">2 : Pas quasi parfait</text:p>
      <text:p text:style-name="P4">3 : Pas ordonné</text:p>
      <text:p text:style-name="P4">4 : Pas quasi parfait</text:p>
      <text:p text:style-name="P4">5 : Pas ordonné</text:p>
      <text:p text:style-name="P4">6 : Tas</text:p>
      <text:p text:style-name="P4">7 : Tas </text:p>
      <text:p text:style-name="P4"/>
      <text:p text:style-name="P4">Quasi parfait : Tous les niveaux sont remplis et le dernier l'est par la gauche.</text:p>
      <text:p text:style-name="P4">Presque parfait : Comme quasi parfait sauf remplissage en bas aléatoire.</text:p>
      <text:p text:style-name="P4">Tas : Arbre quasi parfait ordonné (Tous les fils inférieurs ou supérieurs)</text:p>
      <text:p text:style-name="P4"/>
      <text:p text:style-name="P1">Exercice 2 :</text:p>
      <text:p text:style-name="P4"/>
      <text:p text:style-name="P1"><text:span text:style-name="T1">1/ Tas d-aire : si la racine est en T[1], </text:span><text:span text:style-name="T2">si la racine est T[0]</text:span></text:p>
      <text:p text:style-name="P6">def pere(i) :</text:p>
      <text:p text:style-name="P2"><text:span text:style-name="T1"><text:tab/>return i//d<text:tab/></text:span><text:span text:style-name="T2">return (i+1)//d-1</text:span></text:p>
      <text:p text:style-name="P6">def fils(i, k) :</text:p>
      <text:p text:style-name="P2"><text:span text:style-name="T1"><text:tab/>return d*i+(k-1) <text:tab/></text:span><text:span text:style-name="T2">return d*(i+1)+(k-2)</text:span></text:p>
      <text:p text:style-name="P6"/>
      <text:p text:style-name="P8"/>
      <text:p text:style-name="P1"><text:span text:style-name="T1">2/ </text:span><text:span text:style-name="T1"><draw:frame draw:style-name="fr1" draw:name="Objet1" text:anchor-type="as-char" svg:y="-0.713cm" svg:width="2.86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/></text:p>
      <text:p text:style-name="P1"><text:span text:style-name="T1">3/ </text:span><text:span text:style-name="T1"><draw:frame draw:style-name="fr1" draw:name="Objet2" text:anchor-type="as-char" svg:y="-0.681cm" svg:width="2.134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1">n(d-1) + 1 </text:span><text:span text:style-name="T4">≤</text:span><text:span text:style-name="T1"> d</text:span><text:span text:style-name="T8">h+1</text:span></text:p>
      <text:p text:style-name="P1"><text:span text:style-name="T5">log</text:span><text:span text:style-name="T9">d</text:span><text:span text:style-name="T5">(n(d-1)+1) </text:span><text:span text:style-name="T4">≤</text:span><text:span text:style-name="T5"> h+1</text:span></text:p>
      <text:p text:style-name="P1"><text:span text:style-name="T5">h = [log</text:span><text:span text:style-name="T9">d</text:span><text:span text:style-name="T5">(n(d-1)+1)]-1</text:span></text:p>
      <text:p text:style-name="P1"><text:span text:style-name="T5"/></text:p>
      <text:p text:style-name="P1"><text:span text:style-name="T5">4/ Complexité : haut du tas</text:span></text:p>
      <text:p text:style-name="P1"><text:span text:style-name="T5">On met le nouvel élément le plus en bas à gauche puis on l'échange avec son père tant qu'il est plus grand que lui.</text:span></text:p>
      <text:p text:style-name="P1"><text:span text:style-name="T5"/></text:p>
      <text:p text:style-name="P1"><text:span text:style-name="T5">5/ Complexité : d h</text:span></text:p>
      <text:p text:style-name="P1"><text:span text:style-name="T5">On supprime la racine est remplace par l'élément le plus bas à droite. Tant qu'un de ses filles est supérieur on l'échange avec son fils max</text:span></text:p>
      <text:p text:style-name="P1"><text:span text:style-name="T5"/></text:p>
      <text:p text:style-name="P1"><text:span text:style-name="T5">6/ On gagne en insertion mais pas en extraction avec le tas binaire. Mais comme on a tendance a plus insérer on préfère le tas binaire.</text:span></text:p>
      <text:p text:style-name="P1"><text:span text:style-name="T5"/></text:p>
      <text:p text:style-name="P1"><text:span text:style-name="T3">Exercice 3 :</text:span></text:p>
      <text:p text:style-name="P1"><text:span text:style-name="T5"/></text:p>
      <text:p text:style-name="P2"><text:span text:style-name="T5">def fusion(L):</text:span></text:p>
      <text:p text:style-name="P2"><text:span text:style-name="T5"><text:s text:c="4"/>M = [range(len(L))]</text:span></text:p>
      <text:p text:style-name="P2"><text:span text:style-name="T5"><text:s text:c="4"/>sort(M) #trié selon L[i][0]</text:span></text:p>
      <text:p text:style-name="P2"><text:span text:style-name="T5"><text:s text:c="4"/>A = []</text:span></text:p>
      <text:p text:style-name="P2"><text:span text:style-name="T5"><text:s text:c="4"/>while L != []:</text:span></text:p>
      <text:p text:style-name="P2"><text:span text:style-name="T5"><text:s text:c="8"/>A += [L[M[0]][0]]</text:span></text:p>
      <text:p text:style-name="P2"><text:soft-page-break/><text:span text:style-name="T5"><text:s text:c="8"/>if len(L[M[0]]) == 1 :</text:span></text:p>
      <text:p text:style-name="P2"><text:span text:style-name="T5"><text:s text:c="12"/>remove(L, M[0])</text:span></text:p>
      <text:p text:style-name="P2"><text:span text:style-name="T5"><text:s text:c="12"/>M = M[1:]</text:span></text:p>
      <text:p text:style-name="P2"><text:span text:style-name="T5"><text:s text:c="8"/>else:</text:span></text:p>
      <text:p text:style-name="P2"><text:span text:style-name="T5"><text:s text:c="12"/>L[M[0]] = L[M[0]][1:]</text:span></text:p>
      <text:p text:style-name="P2"><text:span text:style-name="T5"><text:s text:c="12"/>M = insert(M[1:], M[0]) # ajout en maintenant l'ordre<text:tab/></text:span></text:p>
      <text:p text:style-name="P9"><text:span text:style-name="T5"><text:tab/></text:span><text:span text:style-name="T7">return A</text:span></text:p>
      <text:p text:style-name="P9"><text:span text:style-name="T5"/></text:p>
      <text:p text:style-name="P9"><text:span text:style-name="T5">On trie les listes et ajoute le premier élément de la bonne lis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5-07T13:42:02.35</meta:creation-date>
    <dc:date>2015-05-07T15:01:04.81</dc:date>
    <dc:creator>Maxime Gallais-Jimenez</dc:creator>
    <meta:editing-duration>PT1H16M40S</meta:editing-duration>
    <meta:editing-cycles>32</meta:editing-cycles>
    <meta:generator>OpenOffice/4.1.1$Win32 OpenOffice.org_project/411m6$Build-9775</meta:generator>
    <meta:document-statistic meta:table-count="0" meta:image-count="0" meta:object-count="2" meta:page-count="2" meta:paragraph-count="42" meta:word-count="263" meta:character-count="1420"/>
  </office:meta>
</office:document-meta>
</file>

<file path=Object 1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h</mi>
          </munderover>
          <msup>
            <mi>d</mi>
            <mi>i</mi>
          </msup>
        </mrow>
        <mo stretchy="false">=</mo>
        <mfrac>
          <mrow>
            <msup>
              <mi>d</mi>
              <mrow>
                <mrow>
                  <mi>h</mi>
                  <mo stretchy="false">+</mo>
                  <mn>1</mn>
                </mrow>
              </mrow>
            </msup>
            <mi>–</mi>
            <mn>1</mn>
          </mrow>
          <mrow>
            <mrow>
              <mi>d</mi>
              <mo stretchy="false">−</mo>
              <mn>1</mn>
            </mrow>
          </mrow>
        </mfrac>
      </mrow>
    </mrow>
    <annotation encoding="StarMath 5.0">sum from i=0 to h d^i = {d^{h+1} – 1} over {d-1}</annotation>
  </semantics>
</math>
</file>

<file path=Object 2/content.xml><?xml version="1.0" encoding="utf-8"?>
<math xmlns="http://www.w3.org/1998/Math/MathML">
  <semantics>
    <mrow>
      <mrow>
        <mi>n</mi>
        <mo stretchy="false">≤</mo>
        <mfrac>
          <mrow>
            <mrow>
              <msup>
                <mi>d</mi>
                <mrow>
                  <mrow>
                    <mi>h</mi>
                    <mo stretchy="false">+</mo>
                    <mn>1</mn>
                  </mrow>
                </mrow>
              </msup>
              <mo stretchy="false">−</mo>
              <mn>1</mn>
            </mrow>
          </mrow>
          <mrow>
            <mrow>
              <mi>d</mi>
              <mo stretchy="false">−</mo>
              <mn>1</mn>
            </mrow>
          </mrow>
        </mfrac>
      </mrow>
    </mrow>
    <annotation encoding="StarMath 5.0">n &lt;= {d^{h+1} -1} over {d-1}</annotation>
  </semantics>
</math>
</file>